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501c3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1170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ff12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91b01e" officeooo:paragraph-rsid="0591b01e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94549b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officeooo:rsid="0583bb94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officeooo:rsid="059454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15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3"><text:span text:style-name="T16">A</text:span><text:span text:style-name="T17">t</text:span><text:span text:style-name="T16"> the </text:span><text:span text:style-name="T17">beginnings</text:span><text:span text:style-name="T16">, </text:span><text:span text:style-name="T17">there was</text:span><text:span text:style-name="T16"> not much discussion </text:span><text:span text:style-name="T17">between participants</text:span><text:span text:style-name="T16"> in the discussion tab</text:span><text:span text:style-name="T17">s of the AI Blitz challenges</text:span><text:span text:style-name="T16">. </text:span><text:span text:style-name="T17">It was mostly bug reports, like </text:span><text:span text:style-name="T16">about submission limits.</text:span></text:p>
      <text:p text:style-name="P11"/>
      <text:p text:style-name="P10">So far, it seems that the participants aren’t discussing with each others, only one has giving some tips to possibly improve the score, <text:span text:style-name="T12">at this point of writing(14.05.2021)</text:span>.</text:p>
      <text:p text:style-name="P10"/>
      <text:p text:style-name="P12"><text:span text:style-name="T14">So far, i have posted only the baseline as submissions to test the submission process and to see what score i need to improve on. </text:span><text:span text:style-name="T15">I have been working on the code and looking around the web to have some ideas, and test some codes to see how it might improve the AI.</text:span></text:p>
      <text:p text:style-name="P13"><text:span text:style-name="T15">I </text:span><text:span text:style-name="T18">had some problems with installing some libraries, and had some memory problems as the program took a lot of memory.</text:span></text:p>
      <text:p text:style-name="P14"><text:span text:style-name="T19">I have tried to w</text:span><text:span text:style-name="T20">ork on</text:span><text:span text:style-name="T19"> smoke elimination, but also tried to do the speed detection</text:span><text:span text:style-name="T18">, </text:span><text:span text:style-name="T19">as I have been stuck and haven’t made any result worth submitting. </text:span></text:p>
      <text:p text:style-name="P16"><text:span text:style-name="T19">F</text:span><text:span text:style-name="T13">or the smoke elimination, a generative model seems to be the model to use to transform the images with some smoke into images without any smoke.</text:span></text:p>
      <text:p text:style-name="P17"><text:span text:style-name="T21">I had some ram memory problems, and executing the code with Colab, seems to wor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16T09:12:22.109000000</dc:date>
    <meta:editing-duration>P3DT48M56S</meta:editing-duration>
    <meta:editing-cycles>1089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5" meta:word-count="229" meta:character-count="1317" meta:non-whitespace-character-count="1102"/>
  </office:meta>
</office:document-meta>
</file>